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200000070000539E00000B7A9B349990.svm"/>
  <manifest:file-entry manifest:media-type="" manifest:full-path="Pictures/2000000700004B3F000017ACB2BDA077.svm"/>
  <manifest:file-entry manifest:media-type="" manifest:full-path="Pictures/200000070000485A00001689E7DE0103.svm"/>
  <manifest:file-entry manifest:media-type="" manifest:full-path="Pictures/20000007000073C100004D358093BC43.svm"/>
  <manifest:file-entry manifest:media-type="" manifest:full-path="Pictures/2000000700004A1C00001A0D1F4D47CF.svm"/>
  <manifest:file-entry manifest:media-type="" manifest:full-path="Pictures/20000007000028BA0000069E5D5692FB.svm"/>
  <manifest:file-entry manifest:media-type="" manifest:full-path="Pictures/2000000700005260000008FFA6E6E988.svm"/>
  <manifest:file-entry manifest:media-type="" manifest:full-path="Pictures/2000000700007FBE00001904999690A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988cm" fo:margin-left="0.011cm" fo:margin-right="0cm" table:align="margins"/>
    </style:style>
    <style:style style:name="表格1.A" style:family="table-column">
      <style:table-column-properties style:column-width="6.244cm" style:rel-column-width="3540*"/>
    </style:style>
    <style:style style:name="表格1.B" style:family="table-column">
      <style:table-column-properties style:column-width="6.879cm" style:rel-column-width="3900*"/>
    </style:style>
    <style:style style:name="表格1.C" style:family="table-column">
      <style:table-column-properties style:column-width="3.865cm" style:rel-column-width="21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fo:font-weight="bold" style:font-weight-asian="bold" style:font-weight-complex="bold"/>
    </style:style>
    <style:style style:name="P2" style:family="paragraph" style:parent-style-name="Default_20_Text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line-height="200%"/>
    </style:style>
    <style:style style:name="P4" style:family="paragraph" style:parent-style-name="Default_20_Text" style:list-style-name="L1"/>
    <style:style style:name="P5" style:family="paragraph" style:parent-style-name="Default_20_Text" style:list-style-name="L2"/>
    <style:style style:name="P6" style:family="paragraph" style:parent-style-name="Default_20_Text">
      <style:text-properties fo:font-weight="bold" style:font-weight-asian="bold" style:font-weight-complex="bold"/>
    </style:style>
    <style:style style:name="P7" style:family="paragraph" style:parent-style-name="Default_20_Text" style:list-style-name="L2">
      <style:text-properties fo:font-weight="bold" style:font-weight-asian="bold" style:font-weight-complex="bold"/>
    </style:style>
    <style:style style:name="P8" style:family="paragraph" style:parent-style-name="Default_20_Text" style:list-style-name="L3"/>
    <style:style style:name="P9" style:family="paragraph" style:parent-style-name="Default_20_Text">
      <style:text-properties fo:font-weight="normal" style:font-weight-asian="normal" style:font-weight-complex="normal"/>
    </style:style>
    <style:style style:name="P10" style:family="paragraph" style:parent-style-name="Default_20_Text" style:list-style-name="L5"/>
    <style:style style:name="P11" style:family="paragraph" style:parent-style-name="Default_20_Text" style:list-style-name=""/>
    <style:style style:name="P12" style:family="paragraph" style:parent-style-name="Table_20_Contents">
      <style:paragraph-properties fo:line-height="2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les modified or added by me</text:p>
      <text:p text:style-name="Default_20_Text">1. /opt/xcat/lib/perl/xCAT_plugin/configcec.pm </text:p>
      <text:p text:style-name="Default_20_Text">2. /install/postscripts/xcataixpost</text:p>
      <text:p text:style-name="Default_20_Text">3. /install/postscripts/<text:bookmark-start text:name="DDE_LINK101"/>installsshforvios<text:bookmark-end text:name="DDE_LINK101"/></text:p>
      <text:p text:style-name="Default_20_Text">4. /install/postscripts/configvios </text:p>
      <text:p text:style-name="Default_20_Text">5. /install/postscripts/vios.conf</text:p>
      <text:list xml:id="list30150215" text:style-name="L1">
        <text:list-header>
          <text:p text:style-name="P4"/>
        </text:list-header>
      </text:list>
      <text:p text:style-name="P1">Environment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name</text:p>
          </table:table-cell>
          <table:table-cell table:style-name="表格1.A1" office:value-type="string">
            <text:p text:style-name="Table_20_Contents">note</text:p>
          </table:table-cell>
          <table:table-cell table:style-name="表格1.C1" office:value-type="string">
            <text:p text:style-name="Table_20_Contents">IP/Path</text:p>
          </table:table-cell>
        </table:table-row>
        <table:table-row>
          <table:table-cell table:style-name="表格1.A2" office:value-type="string">
            <text:p text:style-name="Table_20_Contents">cdlhmc2</text:p>
          </table:table-cell>
          <table:table-cell table:style-name="表格1.A2" office:value-type="string">
            <text:p text:style-name="Table_20_Contents">HMC name</text:p>
          </table:table-cell>
          <table:table-cell table:style-name="表格1.C2" office:value-type="string">
            <text:p text:style-name="Table_20_Contents">9.123.22.99</text:p>
            <text:p text:style-name="Table_20_Contents">/<text:span text:style-name="T2">192.168.0.202</text:span></text:p>
          </table:table-cell>
        </table:table-row>
        <table:table-row>
          <table:table-cell table:style-name="表格1.A2" office:value-type="string">
            <text:p text:style-name="Table_20_Contents"><text:bookmark-start text:name="DDE_LINK3"/>Server-8203-E4A-SN06EDDE4<text:bookmark-end text:name="DDE_LINK3"/></text:p>
          </table:table-cell>
          <table:table-cell table:style-name="表格1.A2" office:value-type="string">
            <text:p text:style-name="Table_20_Contents">CEC name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Default_20_Text">p5n03</text:p>
          </table:table-cell>
          <table:table-cell table:style-name="表格1.A2" office:value-type="string">
            <text:p text:style-name="Table_20_Contents">MN</text:p>
          </table:table-cell>
          <table:table-cell table:style-name="表格1.C2" office:value-type="string">
            <text:p text:style-name="Table_20_Contents">9..123.99.137</text:p>
          </table:table-cell>
        </table:table-row>
        <table:table-row>
          <table:table-cell table:style-name="表格1.A2" office:value-type="string">
            <text:p text:style-name="Table_20_Contents">06edde4vio </text:p>
          </table:table-cell>
          <table:table-cell table:style-name="表格1.A2" office:value-type="string">
            <text:p text:style-name="Table_20_Contents"><text:bookmark-start text:name="DDE_LINK"/>Target vios name<text:bookmark-end text:name="DDE_LINK"/></text:p>
          </table:table-cell>
          <table:table-cell table:style-name="表格1.C2" office:value-type="string">
            <text:p text:style-name="Table_20_Contents"><text:bookmark-start text:name="DDE_LINK2"/>192.168.0.50<text:bookmark-end text:name="DDE_LINK2"/></text:p>
          </table:table-cell>
        </table:table-row>
        <table:table-row>
          <table:table-cell table:style-name="表格1.A2" office:value-type="string">
            <text:p text:style-name="Table_20_Contents"><text:bookmark-start text:name="DDE_LINK17"/>06edde4lpar1<text:bookmark-end text:name="DDE_LINK17"/></text:p>
          </table:table-cell>
          <table:table-cell table:style-name="表格1.A2" office:value-type="string">
            <text:p text:style-name="Table_20_Contents">Target <text:bookmark-start text:name="DDE_LINK1"/>logical par<text:bookmark-end text:name="DDE_LINK1"/>tition 1 name</text:p>
          </table:table-cell>
          <table:table-cell table:style-name="表格1.C2" office:value-type="string">
            <text:p text:style-name="Table_20_Contents">192.168.0.51</text:p>
          </table:table-cell>
        </table:table-row>
        <table:table-row>
          <table:table-cell table:style-name="表格1.A2" office:value-type="string">
            <text:p text:style-name="Table_20_Contents">06edde4lpar2</text:p>
          </table:table-cell>
          <table:table-cell table:style-name="表格1.A2" office:value-type="string">
            <text:p text:style-name="Table_20_Contents">Target logical partition 2 name</text:p>
          </table:table-cell>
          <table:table-cell table:style-name="表格1.C2" office:value-type="string">
            <text:p text:style-name="P3">192.168.0.52</text:p>
          </table:table-cell>
        </table:table-row>
        <table:table-row>
          <table:table-cell table:style-name="表格1.A2" office:value-type="string">
            <text:p text:style-name="Table_20_Contents"><text:bookmark-start text:name="DDE_LINK9"/>ios_mksysb.img<text:bookmark-end text:name="DDE_LINK9"/></text:p>
          </table:table-cell>
          <table:table-cell table:style-name="表格1.A2" office:value-type="string">
            <text:p text:style-name="Table_20_Contents">Image file used for deploying vios</text:p>
          </table:table-cell>
          <table:table-cell table:style-name="表格1.C2" office:value-type="string">
            <text:p text:style-name="P3">/tmp/</text:p>
          </table:table-cell>
        </table:table-row>
        <table:table-row>
          <table:table-cell table:style-name="表格1.A2" office:value-type="string">
            <text:p text:style-name="Table_20_Contents">lpp_source</text:p>
          </table:table-cell>
          <table:table-cell table:style-name="表格1.A2" office:value-type="string">
            <text:p text:style-name="Table_20_Contents">Image file used for deploying lpar</text:p>
          </table:table-cell>
          <table:table-cell table:style-name="表格1.C2" office:value-type="string">
            <text:p text:style-name="P3">/</text:p>
          </table:table-cell>
        </table:table-row>
      </table:table>
      <text:p text:style-name="Default_20_Text"/>
      <text:p text:style-name="Default_20_Text"/>
      <text:p text:style-name="P1">Configuration steps</text:p>
      <text:p text:style-name="Default_20_Text"/>
      <text:list xml:id="list30138082" text:style-name="L2">
        <text:list-item>
          <text:p text:style-name="P5">Edit <text:s/>/etc/hosts, add the bold part </text:p>
        </text:list-item>
      </text:list>
      <text:p text:style-name="Default_20_Text"><text:bookmark-start text:name="DDE_LINK33"/>p5n03<text:bookmark-end text:name="DDE_LINK33"/>:/etc#<text:span text:style-name="T2">vi hosts</text:span></text:p>
      <text:p text:style-name="Default_20_Text"># 128.100.0.1 <text:s text:c="10"/>token0sample <text:s text:c="3"/># token ring name/address</text:p>
      <text:p text:style-name="Default_20_Text"># 10.2.0.2 <text:s text:c="13"/>x25sample <text:s text:c="6"/># x.25 name/address</text:p>
      <text:p text:style-name="Default_20_Text"># 2000:1:1:1:209:6bff:feee:2b7f <text:s text:c="8"/>ipv6sample <text:s text:c="5"/># ipv6 name/address</text:p>
      <text:p text:style-name="Default_20_Text">127.0.0.1 <text:s text:c="9"/>loopback localhost <text:s text:c="5"/># loopback (lo0) name/address</text:p>
      <text:p text:style-name="Default_20_Text">::1 <text:s text:c="20"/>loopback localhost <text:s text:c="5"/># IPv6 loopback (lo0) name/address</text:p>
      <text:p text:style-name="P1"><text:bookmark-start text:name="DDE_LINK4"/>192.168.0.202<text:bookmark-end text:name="DDE_LINK4"/> <text:s text:c="2"/>cdlhmc2 <text:s text:c="10"/>cdlhmc2.clusters.com</text:p>
      <text:p text:style-name="P1">192.168.0.50 <text:s text:c="4"/>06edde4vio <text:s text:c="4"/></text:p>
      <text:p text:style-name="P1">192.168.0.51 <text:s text:c="4"/>06edde4lpar1 </text:p>
      <text:p text:style-name="P1">192.168.0.52 <text:s text:c="4"/>06edde4lpar2 <text:s text:c="2"/></text:p>
      <text:p text:style-name="Default_20_Text"/>
      <text:list xml:id="list31347658" text:continue-numbering="true" text:style-name="L2">
        <text:list-item>
          <text:p text:style-name="P5">Create partitions on one CEC</text:p>
          <text:p text:style-name="P5"/>
        </text:list-item>
      </text:list>
      <text:p text:style-name="Default_20_Text">(1.)<text:bookmark-start text:name="DDE_LINK6"/>Create partitions on one CEC<text:bookmark-end text:name="DDE_LINK6"/> by attributes</text:p>
      <text:p text:style-name="Default_20_Text"><text:span text:style-name="T1">configcec Server-8203-E4A-SN06EDDE4 -n 2 --vio --cpu 1 --mem 2048</text:span></text:p>
      <text:p text:style-name="Default_20_Text"/>
      <text:p text:style-name="Default_20_Text">Then you can check the result from HMC, the result <text:s/>like the following picture.</text:p>
      <text:p text:style-name="Default_20_Text"/>
      <text:p text:style-name="Default_20_Text"><draw:frame draw:style-name="fr1" draw:name="图形1" text:anchor-type="paragraph" svg:width="16.999cm" svg:height="5.974cm" draw:z-index="0"><draw:image xlink:href="Pictures/2000000700004A1C00001A0D1F4D47CF.svm" xlink:type="simple" xlink:show="embed" xlink:actuate="onLoad"/></draw:frame></text:p>
      <text:p text:style-name="Default_20_Text">(2.)Create partitions on one CEC by profile</text:p>
      <text:p text:style-name="Default_20_Text">a. Extract prefile from HMC</text:p>
      <text:p text:style-name="Default_20_Text"><text:span text:style-name="T1"><text:s text:c="4"/>lssyscfg -r prof -m <text:s/>Server-8203-E4A-SN06EDDE4</text:span></text:p>
      <text:p text:style-name="Default_20_Text">b. Save prefile as a regular file, for example /home/dde4lpars.prof</text:p>
      <text:list xml:id="list30669700" text:style-name="L5">
        <text:list-item>
          <text:p text:style-name="P10">Create partitions by the following command</text:p>
          <text:p text:style-name="P10"><text:span text:style-name="T1">configcec Server-8203-E4A-SN06EDDE4 -p /home/dde4lpars.prof</text:span> </text:p>
        </text:list-item>
      </text:list>
      <text:list xml:id="list30158249" text:style-name="L3">
        <text:list-header>
          <text:p text:style-name="P8"/>
        </text:list-header>
      </text:list>
      <text:list xml:id="list31351768" text:continue-list="list31347658" text:style-name="L2">
        <text:list-item>
          <text:p text:style-name="P5">Define the VIO and LPARs as xCAT nodes</text:p>
          <text:p text:style-name="P7">mkdef -t node -o cdlhmc2 groups=hmc,all nodetype=ppc hwtype=hmc mgt=hmc username=hscroot password=time2run</text:p>
          <text:p text:style-name="P5"><text:span text:style-name="T1">rscan -z cdlhmc2 &gt; </text:span><text:bookmark-start text:name="DDE_LINK5"/><text:span text:style-name="T1">cdlhmc2.stanza</text:span><text:bookmark-end text:name="DDE_LINK5"/><text:span text:style-name="T1"> </text:span></text:p>
          <text:p text:style-name="P7">cat <text:bookmark-start text:name="DDE_LINK7"/>cdlhmc2.stanza<text:bookmark-end text:name="DDE_LINK7"/> | mkdef -z</text:p>
        </text:list-item>
      </text:list>
      <text:p text:style-name="P1"/>
      <text:p text:style-name="P1"><text:span text:style-name="T2">Before using mkdef command, modify cdlhmc2.stanza, <text:s/>just keep information about new partitions and relative cec. After running the above commands, use lsdef command to check result.</text:span></text:p>
      <text:p text:style-name="P2">p5n03:/home/hwh#lsdef</text:p>
      <text:p text:style-name="P2">06edde4lpar1 <text:s/>(node)</text:p>
      <text:p text:style-name="P2">06edde4lpar2 <text:s/>(node)</text:p>
      <text:p text:style-name="P2">06edde4vio <text:s/>(node)</text:p>
      <text:p text:style-name="P2">Server-8203-E4A-SN06EDDE4 <text:s/>(node)</text:p>
      <text:p text:style-name="P1"><text:bookmark-start text:name="DDE_LINK8"/><text:span text:style-name="T2">cdlhmc2</text:span><text:bookmark-end text:name="DDE_LINK8"/><text:span text:style-name="T2"> <text:s/>(node)</text:span></text:p>
      <text:p text:style-name="P2"/>
      <text:list xml:id="list31360165" text:continue-numbering="true" text:style-name="L2">
        <text:list-item>
          <text:p text:style-name="P5">Deploy vios <text:s/></text:p>
        </text:list-item>
      </text:list>
      <text:p text:style-name="Default_20_Text">(1.) <text:span text:style-name="T1">makeconservercf</text:span></text:p>
      <text:p text:style-name="Default_20_Text">(2.) <text:span text:style-name="T1">rpower 06edde4vio on</text:span></text:p>
      <text:p text:style-name="P1"/>
      <text:p text:style-name="P1"><draw:frame draw:style-name="fr1" draw:name="图形2" text:anchor-type="paragraph" svg:width="16.999cm" svg:height="5.293cm" draw:z-index="1"><draw:image xlink:href="Pictures/200000070000485A00001689E7DE0103.svm" xlink:type="simple" xlink:show="embed" xlink:actuate="onLoad"/></draw:frame><text:span text:style-name="T2"/></text:p>
      <text:p text:style-name="P1"><text:span text:style-name="T2">(3.)</text:span>chdef 06edde4vio -p postscripts=installsshforvios,configvios</text:p>
      <text:p text:style-name="P2">the output like the following:</text:p>
      <text:p text:style-name="P1"><draw:frame draw:style-name="fr2" draw:name="图形3" text:anchor-type="paragraph" svg:width="16.999cm" svg:height="5.348cm" draw:z-index="6"><draw:image xlink:href="Pictures/2000000700004B3F000017ACB2BDA077.svm" xlink:type="simple" xlink:show="embed" xlink:actuate="onLoad"/></draw:frame></text:p>
      <text:p text:style-name="P1"><text:span text:style-name="T2">(4.)</text:span>getmacs -D 06edde4vio</text:p>
      <text:p text:style-name="P2"><text:bookmark-start text:name="DDE_LINK10"/>the output like the following:<text:bookmark-end text:name="DDE_LINK10"/></text:p>
      <text:p text:style-name="P1"><draw:frame draw:style-name="fr3" draw:name="图形4" text:anchor-type="paragraph" svg:x="0cm" svg:y="0.45cm" svg:width="16.999cm" svg:height="2.332cm" draw:z-index="2"><draw:image xlink:href="Pictures/200000070000539E00000B7A9B349990.svm" xlink:type="simple" xlink:show="embed" xlink:actuate="onLoad"/></draw:frame></text:p>
      <text:p text:style-name="P1"/>
      <text:p text:style-name="P1"><text:span text:style-name="T2">(5.)</text:span>mknimimage -V -m mksysb -b /tmp/ios_mksysb.img <text:bookmark-start text:name="DDE_LINK14"/>pvm_viosimg<text:bookmark-end text:name="DDE_LINK14"/> </text:p>
      <text:p text:style-name="P2"><text:bookmark-start text:name="DDE_LINK11"/>the output like the following:<text:bookmark-end text:name="DDE_LINK11"/></text:p>
      <text:p text:style-name="P1"><draw:frame draw:style-name="fr1" draw:name="图形5" text:anchor-type="paragraph" svg:width="16.999cm" svg:height="11.337cm" draw:z-index="3"><draw:image xlink:href="Pictures/20000007000073C100004D358093BC43.svm" xlink:type="simple" xlink:show="embed" xlink:actuate="onLoad"/></draw:frame><text:span text:style-name="T2"/></text:p>
      <text:p text:style-name="P1"><text:span text:style-name="T2">(6.)</text:span><text:bookmark-start text:name="DDE_LINK12"/>xcat2nim -V 06edde4vio<text:bookmark-end text:name="DDE_LINK12"/></text:p>
      <text:p text:style-name="P2"><text:bookmark-start text:name="DDE_LINK16"/><text:bookmark-start text:name="DDE_LINK13"/>After using the above command, use lsnim to check the result.<text:bookmark-end text:name="DDE_LINK16"/><text:bookmark-end text:name="DDE_LINK13"/></text:p>
      <text:p text:style-name="P2"><draw:frame draw:style-name="fr2" draw:name="图形6" text:anchor-type="paragraph" svg:width="16.999cm" svg:height="3.328cm" draw:z-index="4"><draw:image xlink:href="Pictures/2000000700007FBE00001904999690A9.svm" xlink:type="simple" xlink:show="embed" xlink:actuate="onLoad"/></draw:frame></text:p>
      <text:p text:style-name="P1"><text:span text:style-name="T2">(7.)</text:span><text:bookmark-start text:name="DDE_LINK15"/>nimnodeset -V -i pvm_viosimg 06edde4vio<text:bookmark-end text:name="DDE_LINK15"/></text:p>
      <text:p text:style-name="P2">the output like the following:</text:p>
      <text:p text:style-name="P2">p5n03:/#nimnodeset -V -i pvm_viosimg 06edde4vio</text:p>
      <text:p text:style-name="P2">Running command on p5n03: /usr/sbin/lsnim -P -c resources | /usr/bin/cut -f1 -d' ' 2&gt;/dev/null 2&gt;&amp;1</text:p>
      <text:p text:style-name="P2">Running command on p5n03: /usr/sbin/lsnim | /usr/bin/cut -f1 -d' ' 2&gt;/dev/null 2&gt;&amp;1</text:p>
      <text:p text:style-name="P2">Running command on p5n03: /usr/sbin/lsnim -l 'xcataixscript' 2&gt;/dev/null 2&gt;&amp;1</text:p>
      <text:p text:style-name="P2">Running command on p5n03: /usr/sbin/lsnim -a location -Z xcataixscript 2&gt;/dev/null 2&gt;&amp;1</text:p>
      <text:p text:style-name="P2">Running command on p5n03: /usr/sbin/rmnfsexp -d /install/postscripts/xcataixpost -B 2&gt;/dev/null 2&gt;&amp;1</text:p>
      <text:p text:style-name="P2">Running command on p5n03: /usr/sbin/lsnim -a location -Z pvm_viosimg_mksysb 2&gt;/dev/null 2&gt;&amp;1</text:p>
      <text:p text:style-name="P2">Running command on p5n03: /usr/sbin/lsnim -l pvm_viosimg_mksysb 2&gt;/dev/null 2&gt;&amp;1</text:p>
      <text:p text:style-name="P2">Running command on p5n03: /usr/sbin/lsnim -a location -Z pvm_viosimg_bosinst_data 2&gt;/dev/null 2&gt;&amp;1</text:p>
      <text:p text:style-name="P2">Running command on p5n03: /usr/sbin/lsnim -l pvm_viosimg_bosinst_data 2&gt;/dev/null 2&gt;&amp;1</text:p>
      <text:p text:style-name="P2">Running command on p5n03: /usr/sbin/lsnim -a location -Z xcataixscript 2&gt;/dev/null 2&gt;&amp;1</text:p>
      <text:p text:style-name="P2">Running command on p5n03: /usr/sbin/lsnim -l xcataixscript 2&gt;/dev/null 2&gt;&amp;1</text:p>
      <text:p text:style-name="P2">Running command on p5n03: /usr/sbin/lsnim -a location -Z pvm_viosimg 2&gt;/dev/null 2&gt;&amp;1</text:p>
      <text:p text:style-name="P2">Running command on p5n03: /usr/sbin/lsnim -l pvm_viosimg 2&gt;/dev/null 2&gt;&amp;1</text:p>
      <text:p text:style-name="P2">Running command on p5n03: /bin/chmod 0644 /install/postscripts/_xcat/ca.pem 2&gt;&amp;1</text:p>
      <text:p text:style-name="P2">Running command on p5n03: /bin/chmod 0644 /install/postscripts/ca/ca-cert.pem 2&gt;&amp;1</text:p>
      <text:p text:style-name="P2">Running command on p5n03: /bin/chmod 0644 /install/postscripts/hostkeys/*.pub 2&gt;&amp;1</text:p>
      <text:p text:style-name="P2">Running command on p5n03: /bin/chmod 0644 /etc/xcat/hostkeys/*.pub 2&gt;&amp;1</text:p>
      <text:p text:style-name="P2">Running command on p5n03: /bin/chmod 0644 /install/postscripts/_ssh/authorized_keys* 2&gt;&amp;1</text:p>
      <text:p text:style-name="P2">Running command on p5n03: /bin/chmod 0744 /install/postscripts/_ssh/copy.sh 2&gt;&amp;1</text:p>
      <text:p text:style-name="P2">Running command on p5n03: /bin/hostname 2&gt;&amp;1</text:p>
      <text:p text:style-name="P2">Running command on p5n03: ifconfig -a| grep "inet" 2&gt;&amp;1</text:p>
      <text:p text:style-name="P2">Running command on p5n03: /usr/sbin/lsnim -c machines | /usr/bin/cut -f1 -d' ' 2&gt;/dev/null 2&gt;&amp;1</text:p>
      <text:p text:style-name="P2">Running command on p5n03: /usr/sbin/lsnim -c resources | /usr/bin/cut -f1 -d' ' 2&gt;/dev/null 2&gt;&amp;1</text:p>
      <text:p text:style-name="P2">Running command on p5n03: ifconfig -a | grep 'inet ' 2&gt;&amp;1</text:p>
      <text:p text:style-name="P2">Running command on p5n03: /bin/rm /install/nim/resolv_conf/site_resolv_conf/resolv.conf 2&gt;/dev/null 2&gt;&amp;1</text:p>
      <text:p text:style-name="P2">Running command on p5n03: /usr/bin/mkdir -p /install/nim/resolv_conf/site_resolv_conf 2&gt;&amp;1</text:p>
      <text:p text:style-name="P2">Running command on p5n03: echo "search clusters.com" &gt; /install/nim/resolv_conf/site_resolv_conf/resolv.conf 2&gt;&amp;1</text:p>
      <text:p text:style-name="P2">Running command on p5n03: echo nameserver 192.168.0.207 &gt;&gt; /install/nim/resolv_conf/site_resolv_conf/resolv.conf 2&gt;&amp;1</text:p>
      <text:p text:style-name="P2">Running command on p5n03: /usr/sbin/lsnim -P -c resources | /usr/bin/cut -f1 -d' ' 2&gt;/dev/null 2&gt;&amp;1</text:p>
      <text:p text:style-name="P2">Running command on p5n03: /usr/sbin/lsnim -a Cstate -Z 06edde4vio 2&gt;/dev/null 2&gt;&amp;1</text:p>
      <text:p text:style-name="P2">Running command on p5n03: /usr/sbin/lsnim -c machines | /usr/bin/cut -f1 -d' ' 2&gt;/dev/null 2&gt;&amp;1</text:p>
      <text:p text:style-name="P2">p5n03: Running- '/usr/sbin/nim -Fo bos_inst <text:s/>-a accept_licenses="yes" -a source="mksysb" -a bosinst_data="pvm_viosimg_bosinst_data" -a mksysb="pvm_viosimg_mksysb" -a boot_client="no" -a spot="pvm_viosimg" -a script=xcataixscript -a resolv_conf=site_resolv_conf 06edde4vio 2&gt;&amp;1'</text:p>
      <text:p text:style-name="P2">Running command on p5n03: /usr/sbin/nim -Fo bos_inst <text:s/>-a accept_licenses="yes" -a source="mksysb" -a bosinst_data="pvm_viosimg_bosinst_data" -a mksysb="pvm_viosimg_mksysb" -a boot_client="no" -a spot="pvm_viosimg" -a script=xcataixscript -a resolv_conf=site_resolv_conf 06edde4vio 2&gt;&amp;1</text:p>
      <text:p text:style-name="P2">p5n03: AIX/NIM nodes were initialized.</text:p>
      <text:p text:style-name="P2">Running command on p5n03: /bin/hostname 2&gt;&amp;1</text:p>
      <text:p text:style-name="P2">Running command on p5n03: ifconfig -a| grep "inet" 2&gt;&amp;1</text:p>
      <text:p text:style-name="P1"><text:tab/></text:p>
      <text:p text:style-name="P1"><text:span text:style-name="T2">(8.)</text:span>rnetboot 06edde4vio</text:p>
      <text:p text:style-name="P2">the output like the following:</text:p>
      <text:p text:style-name="Default_20_Text"><draw:frame draw:style-name="fr3" draw:name="图形7" text:anchor-type="paragraph" svg:x="0.164cm" svg:y="0cm" svg:width="10.426cm" svg:height="1.693cm" draw:z-index="5"><draw:image xlink:href="Pictures/20000007000028BA0000069E5D5692FB.svm" xlink:type="simple" xlink:show="embed" xlink:actuate="onLoad"/></draw:frame></text:p>
      <text:list xml:id="list31352696" text:continue-numbering="true" text:style-name="L2">
        <text:list-item>
          <text:p text:style-name="P5">Deploy operating systems to lpars</text:p>
        </text:list-item>
      </text:list>
      <text:p text:style-name="Default_20_Text"/>
      <text:p text:style-name="Default_20_Text"><text:span text:style-name="T2">(1.)</text:span><text:bookmark-start text:name="DDE_LINK19"/><text:span text:style-name="T1">getmacs -D 06edde4lpar1</text:span><text:bookmark-end text:name="DDE_LINK19"/></text:p>
      <text:p text:style-name="Default_20_Text">the output like the following:</text:p>
      <text:p text:style-name="Default_20_Text"><draw:frame draw:style-name="fr2" draw:name="图形8" text:anchor-type="paragraph" svg:width="16.999cm" svg:height="1.856cm" draw:z-index="7"><draw:image xlink:href="Pictures/2000000700005260000008FFA6E6E988.svm" xlink:type="simple" xlink:show="embed" xlink:actuate="onLoad"/></draw:frame></text:p>
      <text:p text:style-name="Default_20_Text"><text:span text:style-name="T2">(2.)</text:span><text:bookmark-start text:name="DDE_LINK20"/><text:span text:style-name="T1">mknimimage -s /lpp_source <text:s/>pvm_lparimg</text:span><text:bookmark-end text:name="DDE_LINK20"/></text:p>
      <text:p text:style-name="Default_20_Text">The output like the following:</text:p>
      <text:p text:style-name="Default_20_Text">p5n03:/#mknimimage -s /lpp_source <text:s/>pvm_lparimg</text:p>
      <text:p text:style-name="Default_20_Text">Creating a NIM lpp_source resource called 'pvm_lparimg_lpp_source'. <text:s/>This could take a while.</text:p>
      <text:p text:style-name="Default_20_Text">Creating a NIM SPOT resource. This could take a while.</text:p>
      <text:p text:style-name="Default_20_Text">The following xCAT osimage definition was created. Use the xCAT lsdef command </text:p>
      <text:p text:style-name="Default_20_Text">to view the xCAT definition and the AIX lsnim command to view the individual </text:p>
      <text:p text:style-name="Default_20_Text">NIM resources that are included in this definition.</text:p>
      <text:p text:style-name="Default_20_Text">Object name: pvm_lparimg</text:p>
      <text:p text:style-name="Default_20_Text"><text:s text:c="8"/>bosinst_data=pvm_lparimg_bosinst_data</text:p>
      <text:p text:style-name="Default_20_Text"><text:s text:c="8"/>imagetype=NIM</text:p>
      <text:p text:style-name="Default_20_Text"><text:s text:c="8"/>lpp_source=pvm_lparimg_lpp_source</text:p>
      <text:p text:style-name="Default_20_Text"><text:s text:c="8"/>nimmethod=rte</text:p>
      <text:p text:style-name="Default_20_Text"><text:s text:c="8"/>nimtype=standalone</text:p>
      <text:p text:style-name="Default_20_Text"><text:s text:c="8"/>osname=AIX</text:p>
      <text:p text:style-name="Default_20_Text"><text:s text:c="8"/>spot=pvm_lparimg</text:p>
      <text:p text:style-name="Default_20_Text"/>
      <text:p text:style-name="Default_20_Text">(3.)use the following commands to install openssh and dependent packages on new lpars</text:p>
      <text:p text:style-name="P1">cp /lpp_source/installp/ppc/openssl.base.* /lpp_source/installp/ppc/openssl.license.* /lpp_source/installp/ppc/openssl.man.en_US.* /tmp/openssh/</text:p>
      <text:p text:style-name="P1">cp /lpp_source/installp/ppc/openssh.base.* /lpp_source/installp/ppc/openssh.man.en_US.* /lpp_source/installp/ppc/openssh.msg.en_US.* /tmp/openssh/</text:p>
      <text:p text:style-name="P1"><text:bookmark-start text:name="DDE_LINK21"/>nim -o update -a packages=all -a source=/tmp/opensslssh pvm_lparimg_lpp_source <text:bookmark-end text:name="DDE_LINK21"/></text:p>
      <text:p text:style-name="P1"><text:bookmark-start text:name="DDE_LINK22"/>nim -o update -a packages=all -a source=/tmp/xcat-dep/7.1 pvm_lparimg_lpp_source<text:bookmark-end text:name="DDE_LINK22"/> </text:p>
      <text:p text:style-name="P1"><text:bookmark-start text:name="DDE_LINK23"/>mkdir -p /install/nim/installp_bundle<text:bookmark-end text:name="DDE_LINK23"/></text:p>
      <text:p text:style-name="P1"><text:bookmark-start text:name="DDE_LINK24"/>cp /opt/xcat/share/xcat/installp_bundles/xCATaixCN71.bnd /install/nim/installp_bundle/lpar.bnd<text:bookmark-end text:name="DDE_LINK24"/></text:p>
      <text:p text:style-name="P1"><text:bookmark-start text:name="DDE_LINK25"/>nim -o define -t installp_bundle -a server=master -a location=/install/nim/installp_bundle/lpar.bnd pvm_lparimg_bundle<text:bookmark-end text:name="DDE_LINK25"/></text:p>
      <text:p text:style-name="P1"><text:bookmark-start text:name="DDE_LINK26"/>chdef -t osimage -o pvm_lparimg installp_bundle=pvm_lparimg_bundle<text:bookmark-end text:name="DDE_LINK26"/></text:p>
      <text:p text:style-name="Default_20_Text"/>
      <text:p text:style-name="Default_20_Text">then use chkosimage to check the availability of osimage of lpar</text:p>
      <text:p text:style-name="P1">chkosimage -V pvm_lparimg</text:p>
      <text:p text:style-name="Default_20_Text"><text:bookmark-start text:name="DDE_LINK28"/>the output like the following:<text:bookmark-end text:name="DDE_LINK28"/></text:p>
      <text:p text:style-name="Default_20_Text">p5n03:/#chkosimage -V pvm_lparimg</text:p>
      <text:p text:style-name="Default_20_Text">Running command on p5n03: /usr/sbin/lsnim -t installp_bundle | /usr/bin/cut -f1 -d' ' 2&gt;/dev/null 2&gt;&amp;1</text:p>
      <text:p text:style-name="Default_20_Text">Running command on p5n03: /usr/sbin/lsnim -a location -Z pvm_lparimg_bundle 2&gt;/dev/null 2&gt;&amp;1</text:p>
      <text:p text:style-name="Default_20_Text">Running command on p5n03: cat /install/nim/installp_bundle/lpar.bnd 2&gt;&amp;1</text:p>
      <text:p text:style-name="Default_20_Text">Running command on p5n03: /usr/sbin/lsnim -a location -Z pvm_lparimg_lpp_source 2&gt;/dev/null 2&gt;&amp;1</text:p>
      <text:p text:style-name="Default_20_Text">Running command on p5n03: /usr/bin/ls /install/nim/lpp_source/pvm_lparimg_lpp_source/RPMS/ppc 2&gt;/dev/null 2&gt;&amp;1</text:p>
      <text:p text:style-name="Default_20_Text">Running command on p5n03: /usr/bin/ls /install/nim/lpp_source/pvm_lparimg_lpp_source/emgr/ppc 2&gt;/dev/null 2&gt;&amp;1</text:p>
      <text:p text:style-name="Default_20_Text">Running command on p5n03: installp -L -d /install/nim/lpp_source/pvm_lparimg_lpp_source/installp/ppc | /usr/bin/cut -f2 -d':' 2&gt;/dev/null 2&gt;&amp;1</text:p>
      <text:p text:style-name="Default_20_Text">Check for 'rpm.rte'.</text:p>
      <text:p text:style-name="Default_20_Text">Found 'rpm.rte <text:s/>'.</text:p>
      <text:p text:style-name="Default_20_Text">Check for 'openssl.base'.</text:p>
      <text:p text:style-name="Default_20_Text">Found 'openssl.base <text:s/>'.</text:p>
      <text:p text:style-name="Default_20_Text">Check for 'openssl.license'.</text:p>
      <text:p text:style-name="Default_20_Text">Found 'openssl.license <text:s/>'.</text:p>
      <text:p text:style-name="Default_20_Text">Check for 'openssh.base'.</text:p>
      <text:p text:style-name="Default_20_Text">Found 'openssh.base.client <text:s/>openssh.base.server <text:s/>'.</text:p>
      <text:p text:style-name="Default_20_Text">Check for 'openssh.man.en_US'.</text:p>
      <text:p text:style-name="Default_20_Text">Found 'openssh.man.en_US <text:s/>'.</text:p>
      <text:p text:style-name="Default_20_Text">Check for 'openssh.msg.en_US'.</text:p>
      <text:p text:style-name="Default_20_Text">Found 'openssh.msg.en_US <text:s/>'.</text:p>
      <text:p text:style-name="Default_20_Text">Check for 'popt'.</text:p>
      <text:p text:style-name="Default_20_Text">Found 'popt-1.7-2.aix5.1.ppc.rpm <text:s/>'.</text:p>
      <text:p text:style-name="Default_20_Text">Check for 'rsync'.</text:p>
      <text:p text:style-name="Default_20_Text">Found 'rsync-3.0.6-1.aix5.3.ppc.rpm <text:s/>'.</text:p>
      <text:p text:style-name="Default_20_Text">Check for 'perl-Net_SSLeay.pm-1.30-3'.</text:p>
      <text:p text:style-name="Default_20_Text">Found 'perl-Net_SSLeay.pm-1.30-3.aix7.1.ppc.rpm <text:s/>'.</text:p>
      <text:p text:style-name="Default_20_Text">Check for 'perl-IO-Socket-SSL'.</text:p>
      <text:p text:style-name="Default_20_Text">Found 'perl-IO-Socket-SSL-1.33-2.aix7.1.ppc.rpm <text:s/>'.</text:p>
      <text:p text:style-name="Default_20_Text">All the software packages were found in the lpp_source 'pvm_lparimg_lpp_source'</text:p>
      <text:p text:style-name="Default_20_Text"/>
      <text:p text:style-name="P1"><text:span text:style-name="T2">(5.)</text:span><text:bookmark-start text:name="DDE_LINK27"/>xcat2nim -V 06edde4lpar1<text:bookmark-end text:name="DDE_LINK27"/></text:p>
      <text:p text:style-name="P2"><text:bookmark-start text:name="DDE_LINK29"/>The output like the following:<text:bookmark-end text:name="DDE_LINK29"/></text:p>
      <text:p text:style-name="P2">p5n03:/#xcat2nim -V 06edde4lpar1</text:p>
      <text:p text:style-name="P2">Running command on p5n03: lsnim -c machines | cut -f1 -d' ' 2&gt;/dev/null 2&gt;&amp;1</text:p>
      <text:p text:style-name="P2">Running command on p5n03: nim -o define -t standalone -a if1='find_net 06edde4lpar1 00215eb29f12 ent' -a cable_type1=N/A <text:s/>06edde4lpar1 2&gt;&amp;1</text:p>
      <text:p text:style-name="P2"/>
      <text:p text:style-name="P1"><text:span text:style-name="T2">(6.)</text:span>nimnodeset -V -i <text:bookmark-start text:name="DDE_LINK18"/>pvm_lparimg<text:bookmark-end text:name="DDE_LINK18"/> <text:bookmark-start text:name="DDE_LINK30"/>06edde4lpar1<text:bookmark-end text:name="DDE_LINK30"/></text:p>
      <text:p text:style-name="P2"><text:bookmark-start text:name="DDE_LINK32"/>The output like the following:<text:bookmark-end text:name="DDE_LINK32"/></text:p>
      <text:p text:style-name="P2">p5n03:/#nimnodeset -V -i pvm_lparimg 06edde4lpar1</text:p>
      <text:p text:style-name="P2">Running command on p5n03: /usr/sbin/lsnim -P -c resources | /usr/bin/cut -f1 -d' ' 2&gt;/dev/null 2&gt;&amp;1</text:p>
      <text:p text:style-name="P2">Running command on p5n03: /usr/sbin/lsnim | /usr/bin/cut -f1 -d' ' 2&gt;/dev/null 2&gt;&amp;1</text:p>
      <text:p text:style-name="P2">Running command on p5n03: /usr/sbin/lsnim -l 'xcataixscript' 2&gt;/dev/null 2&gt;&amp;1</text:p>
      <text:p text:style-name="P2">Running command on p5n03: /usr/sbin/lsnim -a location -Z xcataixscript 2&gt;/dev/null 2&gt;&amp;1</text:p>
      <text:p text:style-name="P2">Running command on p5n03: /usr/sbin/rmnfsexp -d /install/postscripts/xcataixpost -B 2&gt;/dev/null 2&gt;&amp;1</text:p>
      <text:p text:style-name="P2">Running command on p5n03: /usr/sbin/lsnim -a location -Z pvm_lparimg_bosinst_data 2&gt;/dev/null 2&gt;&amp;1</text:p>
      <text:p text:style-name="P2">Running command on p5n03: /usr/sbin/lsnim -l pvm_lparimg_bosinst_data 2&gt;/dev/null 2&gt;&amp;1</text:p>
      <text:p text:style-name="P2">Running command on p5n03: /usr/sbin/lsnim -a location -Z pvm_lparimg_bundle 2&gt;/dev/null 2&gt;&amp;1</text:p>
      <text:p text:style-name="P2">Running command on p5n03: /usr/sbin/lsnim -l pvm_lparimg_bundle 2&gt;/dev/null 2&gt;&amp;1</text:p>
      <text:p text:style-name="P2">Running command on p5n03: /usr/sbin/lsnim -a location -Z xcataixscript 2&gt;/dev/null 2&gt;&amp;1</text:p>
      <text:p text:style-name="P2">Running command on p5n03: /usr/sbin/lsnim -l xcataixscript 2&gt;/dev/null 2&gt;&amp;1</text:p>
      <text:p text:style-name="P2">Running command on p5n03: /usr/sbin/lsnim -a location -Z pvm_lparimg 2&gt;/dev/null 2&gt;&amp;1</text:p>
      <text:p text:style-name="P2">Running command on p5n03: /usr/sbin/lsnim -l pvm_lparimg 2&gt;/dev/null 2&gt;&amp;1</text:p>
      <text:p text:style-name="P2">Running command on p5n03: /usr/sbin/lsnim -a location -Z pvm_lparimg_lpp_source 2&gt;/dev/null 2&gt;&amp;1</text:p>
      <text:p text:style-name="P2">Running command on p5n03: /usr/sbin/lsnim -l pvm_lparimg_lpp_source 2&gt;/dev/null 2&gt;&amp;1</text:p>
      <text:p text:style-name="P2">Running command on p5n03: /bin/chmod 0644 /install/postscripts/_xcat/ca.pem 2&gt;&amp;1</text:p>
      <text:p text:style-name="P2">Running command on p5n03: /bin/chmod 0644 /install/postscripts/ca/ca-cert.pem 2&gt;&amp;1</text:p>
      <text:p text:style-name="P2">Running command on p5n03: /bin/chmod 0644 /install/postscripts/hostkeys/*.pub 2&gt;&amp;1</text:p>
      <text:p text:style-name="P2">Running command on p5n03: /bin/chmod 0644 /etc/xcat/hostkeys/*.pub 2&gt;&amp;1</text:p>
      <text:p text:style-name="P2">Running command on p5n03: /bin/chmod 0644 /install/postscripts/_ssh/authorized_keys* 2&gt;&amp;1</text:p>
      <text:p text:style-name="P2">Running command on p5n03: /bin/chmod 0744 /install/postscripts/_ssh/copy.sh 2&gt;&amp;1</text:p>
      <text:p text:style-name="P2">Running command on p5n03: /bin/hostname 2&gt;&amp;1</text:p>
      <text:p text:style-name="P2">Running command on p5n03: ifconfig -a| grep "inet" 2&gt;&amp;1</text:p>
      <text:p text:style-name="P2">Running command on p5n03: /usr/sbin/lsnim -c machines | /usr/bin/cut -f1 -d' ' 2&gt;/dev/null 2&gt;&amp;1</text:p>
      <text:p text:style-name="P2">Running command on p5n03: /usr/sbin/lsnim -c resources | /usr/bin/cut -f1 -d' ' 2&gt;/dev/null 2&gt;&amp;1</text:p>
      <text:p text:style-name="P2">Running command on p5n03: ifconfig -a | grep 'inet ' 2&gt;&amp;1</text:p>
      <text:p text:style-name="P2">Running command on p5n03: /bin/rm /install/nim/resolv_conf/site_resolv_conf/resolv.conf 2&gt;/dev/null 2&gt;&amp;1</text:p>
      <text:p text:style-name="P2">Running command on p5n03: /usr/bin/mkdir -p /install/nim/resolv_conf/site_resolv_conf 2&gt;&amp;1</text:p>
      <text:p text:style-name="P2">Running command on p5n03: echo "search clusters.com" &gt; /install/nim/resolv_conf/site_resolv_conf/resolv.conf 2&gt;&amp;1</text:p>
      <text:p text:style-name="P2">Running command on p5n03: echo nameserver 192.168.0.207 &gt;&gt; /install/nim/resolv_conf/site_resolv_conf/resolv.conf 2&gt;&amp;1</text:p>
      <text:p text:style-name="P2">Running command on p5n03: /usr/sbin/lsnim -P -c resources | /usr/bin/cut -f1 -d' ' 2&gt;/dev/null 2&gt;&amp;1</text:p>
      <text:p text:style-name="P2">Running command on p5n03: /usr/sbin/lsnim -a Cstate -Z 06edde4lpar1 2&gt;/dev/null 2&gt;&amp;1</text:p>
      <text:p text:style-name="P2">Running command on p5n03: /usr/sbin/lsnim -c machines | /usr/bin/cut -f1 -d' ' 2&gt;/dev/null 2&gt;&amp;1</text:p>
      <text:p text:style-name="P2">p5n03: Running- '/usr/sbin/nim -Fo bos_inst <text:s/>-a accept_licenses="yes" -a source="rte" -a lpp_source="pvm_lparimg_lpp_source" -a bosinst_data="pvm_lparimg_bosinst_data" -a boot_client="no" -a spot="pvm_lparimg" -a script=xcataixscript -a installp_bundle=pvm_lparimg_bundle -a resolv_conf=site_resolv_conf 06edde4lpar1 2&gt;&amp;1'</text:p>
      <text:p text:style-name="P2">Running command on p5n03: /usr/sbin/nim -Fo bos_inst <text:s/>-a accept_licenses="yes" -a source="rte" -a lpp_source="pvm_lparimg_lpp_source" -a bosinst_data="pvm_lparimg_bosinst_data" -a boot_client="no" -a spot="pvm_lparimg" -a script=xcataixscript -a installp_bundle=pvm_lparimg_bundle -a resolv_conf=site_resolv_conf 06edde4lpar1 2&gt;&amp;1</text:p>
      <text:p text:style-name="P2">p5n03: AIX/NIM nodes were initialized.</text:p>
      <text:p text:style-name="P2">Running command on p5n03: /bin/hostname 2&gt;&amp;1</text:p>
      <text:p text:style-name="P2">Running command on p5n03: ifconfig -a| grep "inet" 2&gt;&amp;1</text:p>
      <text:p text:style-name="P1"/>
      <text:p text:style-name="P1"><text:span text:style-name="T2">(7.)</text:span><text:bookmark-start text:name="DDE_LINK31"/>rnetboot <text:s/>06edde4lpar1<text:bookmark-end text:name="DDE_LINK31"/></text:p>
      <text:p text:style-name="P2">The output like the following:</text:p>
      <text:p text:style-name="P11">p5n03:/#rnetboot <text:s/>06edde4lpar1</text:p>
      <text:p text:style-name="P11">06edde4lpar1: Suc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1" fo:font-size="14pt" style:font-name-asian="宋体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2-26T15:45:55.12</meta:creation-date>
    <meta:generator>IBM_Lotus_Symphony/3.0$Win32 OpenOffice.org_project/310m11$Build-9399</meta:generator>
    <dc:date>2012-12-28T11:21:49.90</dc:date>
    <meta:editing-duration>PT11H30M24S</meta:editing-duration>
    <meta:editing-cycles>82</meta:editing-cycles>
    <meta:document-statistic meta:table-count="1" meta:image-count="8" meta:object-count="0" meta:page-count="8" meta:paragraph-count="230" meta:word-count="1519" meta:character-count="13474"/>
    <meta:user-defined meta:name="信息 1"/>
    <meta:user-defined meta:name="信息 2"/>
    <meta:user-defined meta:name="信息 3"/>
    <meta:user-defined meta:name="信息 4"/>
  </office:meta>
</office:document-meta>
</file>